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layout-cache" manifest:media-type="application/binary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Thumbnails/thumbnail.png" manifest:media-type="image/png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e70e1" officeooo:paragraph-rsid="002e70e1"/>
    </style:style>
    <style:style style:name="P16" style:family="paragraph" style:parent-style-name="Standard">
      <style:text-properties officeooo:rsid="002e70e1" officeooo:paragraph-rsid="006b5bc9"/>
    </style:style>
    <style:style style:name="P17" style:family="paragraph" style:parent-style-name="Standard">
      <style:text-properties officeooo:rsid="002f7dbb" officeooo:paragraph-rsid="0062162e"/>
    </style:style>
    <style:style style:name="P18" style:family="paragraph" style:parent-style-name="Standard">
      <style:text-properties officeooo:rsid="002f7dbb" officeooo:paragraph-rsid="006aa50f"/>
    </style:style>
    <style:style style:name="P19" style:family="paragraph" style:parent-style-name="Standard">
      <style:text-properties officeooo:rsid="002f7dbb" officeooo:paragraph-rsid="006c26ad"/>
    </style:style>
    <style:style style:name="P20" style:family="paragraph" style:parent-style-name="Standard">
      <style:text-properties officeooo:rsid="002f7dbb" officeooo:paragraph-rsid="006c96a8"/>
    </style:style>
    <style:style style:name="P21" style:family="paragraph" style:parent-style-name="Standard">
      <style:text-properties officeooo:rsid="002f7dbb" officeooo:paragraph-rsid="006ce159"/>
    </style:style>
    <style:style style:name="P22" style:family="paragraph" style:parent-style-name="Standard">
      <style:text-properties officeooo:rsid="002f7dbb" officeooo:paragraph-rsid="00c7af19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d99f" officeooo:paragraph-rsid="0093a2a6"/>
    </style:style>
    <style:style style:name="P30" style:family="paragraph" style:parent-style-name="Standard">
      <style:text-properties officeooo:rsid="0030d99f" officeooo:paragraph-rsid="006aa50f"/>
    </style:style>
    <style:style style:name="P31" style:family="paragraph" style:parent-style-name="Standard">
      <style:text-properties officeooo:paragraph-rsid="0030d99f"/>
    </style:style>
    <style:style style:name="P32" style:family="paragraph" style:parent-style-name="Standard">
      <style:text-properties officeooo:paragraph-rsid="00333b02"/>
    </style:style>
    <style:style style:name="P33" style:family="paragraph" style:parent-style-name="Standard">
      <style:text-properties officeooo:rsid="00333b02" officeooo:paragraph-rsid="00433466"/>
    </style:style>
    <style:style style:name="P34" style:family="paragraph" style:parent-style-name="Standard">
      <style:text-properties officeooo:rsid="003c13b4" officeooo:paragraph-rsid="003c13b4"/>
    </style:style>
    <style:style style:name="P35" style:family="paragraph" style:parent-style-name="Standard">
      <style:text-properties officeooo:rsid="0041f697" officeooo:paragraph-rsid="0041f697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c7af19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5822aa" officeooo:paragraph-rsid="005822aa"/>
    </style:style>
    <style:style style:name="P46" style:family="paragraph" style:parent-style-name="Standard">
      <style:text-properties officeooo:rsid="005822aa" officeooo:paragraph-rsid="006b5bc9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rsid="0017bfa1" officeooo:paragraph-rsid="006b5bc9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7025f2" officeooo:paragraph-rsid="007025f2"/>
    </style:style>
    <style:style style:name="P60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1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2" style:family="paragraph" style:parent-style-name="Standard">
      <style:text-properties officeooo:rsid="007c7c90" officeooo:paragraph-rsid="007c7c90"/>
    </style:style>
    <style:style style:name="P63" style:family="paragraph" style:parent-style-name="Standard">
      <style:text-properties officeooo:rsid="001a560d" officeooo:paragraph-rsid="001a560d"/>
    </style:style>
    <style:style style:name="P64" style:family="paragraph" style:parent-style-name="Standard">
      <style:text-properties officeooo:rsid="006ce159" officeooo:paragraph-rsid="006c26ad"/>
    </style:style>
    <style:style style:name="P65" style:family="paragraph" style:parent-style-name="Standard">
      <style:text-properties officeooo:paragraph-rsid="00953d61"/>
    </style:style>
    <style:style style:name="P66" style:family="paragraph" style:parent-style-name="Standard">
      <style:text-properties officeooo:paragraph-rsid="00983ce0"/>
    </style:style>
    <style:style style:name="P67" style:family="paragraph" style:parent-style-name="Standard">
      <style:text-properties officeooo:rsid="009d7745" officeooo:paragraph-rsid="009d7745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rsid="009f4918" officeooo:paragraph-rsid="00a22cfe"/>
    </style:style>
    <style:style style:name="P70" style:family="paragraph" style:parent-style-name="Standard">
      <style:text-properties officeooo:rsid="00aa3ca6" officeooo:paragraph-rsid="00aa3ca6"/>
    </style:style>
    <style:style style:name="P71" style:family="paragraph" style:parent-style-name="Standard">
      <style:text-properties officeooo:paragraph-rsid="00b2e5f8"/>
    </style:style>
    <style:style style:name="P72" style:family="paragraph" style:parent-style-name="Standard">
      <style:text-properties officeooo:rsid="0047dae3" officeooo:paragraph-rsid="0047dae3"/>
    </style:style>
    <style:style style:name="P73" style:family="paragraph" style:parent-style-name="Standard">
      <style:text-properties officeooo:rsid="001ce192" officeooo:paragraph-rsid="000ffb35"/>
    </style:style>
    <style:style style:name="P74" style:family="paragraph" style:parent-style-name="Standard">
      <style:text-properties officeooo:rsid="00b8f63d" officeooo:paragraph-rsid="00b8f63d"/>
    </style:style>
    <style:style style:name="P75" style:family="paragraph" style:parent-style-name="Standard">
      <style:text-properties officeooo:rsid="00b9b6a8" officeooo:paragraph-rsid="00b9b6a8"/>
    </style:style>
    <style:style style:name="P76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7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8" style:family="paragraph" style:parent-style-name="Standard">
      <style:text-properties officeooo:rsid="007227ab" officeooo:paragraph-rsid="0062162e"/>
    </style:style>
    <style:style style:name="P79" style:family="paragraph" style:parent-style-name="Standard">
      <style:text-properties officeooo:rsid="00c67e96" officeooo:paragraph-rsid="00c67e96"/>
    </style:style>
    <style:style style:name="P80" style:family="paragraph" style:parent-style-name="Standard">
      <style:text-properties officeooo:rsid="00c7bf39" officeooo:paragraph-rsid="001b4754"/>
    </style:style>
    <style:style style:name="P81" style:family="paragraph" style:parent-style-name="Standard">
      <style:text-properties officeooo:rsid="00c7bf39" officeooo:paragraph-rsid="00c7bf39"/>
    </style:style>
    <style:style style:name="P82" style:family="paragraph" style:parent-style-name="Standard">
      <style:text-properties officeooo:paragraph-rsid="00c87004"/>
    </style:style>
    <style:style style:name="P83" style:family="paragraph" style:parent-style-name="Standard">
      <style:text-properties officeooo:rsid="00ca450b" officeooo:paragraph-rsid="00ca450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7dd07f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8f16cb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5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6" style:family="text">
      <style:text-properties officeooo:rsid="0062162e"/>
    </style:style>
    <style:style style:name="T47" style:family="text">
      <style:text-properties officeooo:rsid="006b5bc9"/>
    </style:style>
    <style:style style:name="T48" style:family="text">
      <style:text-properties officeooo:rsid="006c96a8"/>
    </style:style>
    <style:style style:name="T49" style:family="text">
      <style:text-properties officeooo:rsid="006ce159"/>
    </style:style>
    <style:style style:name="T50" style:family="text">
      <style:text-properties officeooo:rsid="006e904c"/>
    </style:style>
    <style:style style:name="T51" style:family="text">
      <style:text-properties officeooo:rsid="007025f2"/>
    </style:style>
    <style:style style:name="T52" style:family="text">
      <style:text-properties officeooo:rsid="00760b4d"/>
    </style:style>
    <style:style style:name="T53" style:family="text">
      <style:text-properties officeooo:rsid="00838c62"/>
    </style:style>
    <style:style style:name="T54" style:family="text">
      <style:text-properties officeooo:rsid="00953d61"/>
    </style:style>
    <style:style style:name="T55" style:family="text">
      <style:text-properties officeooo:rsid="00983ce0"/>
    </style:style>
    <style:style style:name="T56" style:family="text">
      <style:text-properties officeooo:rsid="009eb43a"/>
    </style:style>
    <style:style style:name="T57" style:family="text">
      <style:text-properties officeooo:rsid="00a00e39"/>
    </style:style>
    <style:style style:name="T58" style:family="text">
      <style:text-properties officeooo:rsid="00a4e2f3"/>
    </style:style>
    <style:style style:name="T59" style:family="text">
      <style:text-properties officeooo:rsid="00abff4e"/>
    </style:style>
    <style:style style:name="T60" style:family="text">
      <style:text-properties officeooo:rsid="00b153a3"/>
    </style:style>
    <style:style style:name="T61" style:family="text">
      <style:text-properties officeooo:rsid="00b2e5f8"/>
    </style:style>
    <style:style style:name="T62" style:family="text">
      <style:text-properties officeooo:rsid="00b3ceac"/>
    </style:style>
    <style:style style:name="T63" style:family="text">
      <style:text-properties officeooo:rsid="00bfa910"/>
    </style:style>
    <style:style style:name="T64" style:family="text">
      <style:text-properties officeooo:rsid="00c5aa9d"/>
    </style:style>
    <style:style style:name="T65" style:family="text">
      <style:text-properties officeooo:rsid="00c67e96"/>
    </style:style>
    <style:style style:name="T66" style:family="text">
      <style:text-properties officeooo:rsid="00c7af19"/>
    </style:style>
    <style:style style:name="T67" style:family="text">
      <style:text-properties officeooo:rsid="00ca45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7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3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80"/>
      <text:p text:style-name="P7"/>
      <text:p text:style-name="P32">The system can be solved in O[n] with the following algorithm. Starting with the 1st and nth equations and working inwards to the 2nd and n-1st an so on, for the jth pair of equations <text:s/>we can write:</text:p>
      <text:p text:style-name="P32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1">for <text:s/><text:span text:style-name="T12">j:{1,2,3,4…} 0 &lt; j &lt; n/2 </text:span></text:p>
      <text:p text:style-name="P32"><text:span text:style-name="T61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2"/>
      <text:p text:style-name="P75">then we have</text:p>
      <text:p text:style-name="P32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2"/>
      <text:p text:style-name="P32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2">because at j=1:</text:span></text:p>
      <text:p text:style-name="P32"/>
      <text:p text:style-name="P32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6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5">solving for all the <text:s/>A</text:span><text:span text:style-name="T2">j <text:s/></text:span><text:span text:style-name="T55">and <text:s/>v</text:span><text:span text:style-name="T2">j </text:span>. </text:p>
      <text:p text:style-name="P66"/>
      <text:p text:style-name="P66">At the center of the matrix we have to solve either a 2x2 system of equations if n is even or a 3x3 system if n is odd. <text:s/>If n is even the final equation becomes, with j=n/2:</text:p>
      <text:p text:style-name="P2"/>
      <text:p text:style-name="P65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5">which is <text:span text:style-name="T54">a </text:span>2x2 system solvable for the middle two second derivatives. <text:s/></text:p>
      <text:p text:style-name="P77"/>
      <text:p text:style-name="P76"/>
      <text:p text:style-name="P31">If n is odd, <text:span text:style-name="T16">the middle term is included</text:span>:</text:p>
      <text:p text:style-name="P2"/>
      <text:p text:style-name="P73"><draw:frame draw:style-name="fr2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3"/>
      <text:p text:style-name="P72">With</text:p>
      <text:p text:style-name="P33"/>
      <text:p text:style-name="P34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4"/>
      <text:p text:style-name="P34"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4"/>
      <text:p text:style-name="P74">or, <text:span text:style-name="T63">writing the components of </text:span><text:span text:style-name="T63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3">explicitly:</text:span></text:p>
      <text:p text:style-name="P34"/>
      <text:p text:style-name="P34"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60">by back substitution using </text:span><text:span text:style-name="T60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><text:soft-page-break/></text:p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2"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2"><text:soft-page-break/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2">but </text:p>
      <text:p text:style-name="P52"/>
      <text:p text:style-name="P52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2">and <text:span text:style-name="T36">so</text:span></text:p>
      <text:p text:style-name="P52"/>
      <text:p text:style-name="P24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70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><text:soft-page-break/></text:p>
      <text:p text:style-name="P24"/>
      <text:p text:style-name="P58">We can workout similar formulae for <text:span text:style-name="T46">5 and 7 </text:span>rows left, with:<text:span text:style-name="T46"> </text:span></text:p>
      <text:p text:style-name="P57"/>
      <text:p text:style-name="P56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6"/>
      <text:p text:style-name="P56"/>
      <text:p text:style-name="P48">and</text:p>
      <text:p text:style-name="P56"/>
      <text:p text:style-name="P56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5"/>
      <text:p text:style-name="P24"/>
      <text:p text:style-name="P28">Writing more generally, <text:span text:style-name="T15">if we write </text:span>the first equation <text:span text:style-name="T65">corresponding to the 3 point formula</text:span></text:p>
      <text:p text:style-name="P28"/>
      <text:p text:style-name="P28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9">as</text:p>
      <text:p text:style-name="P18"/>
      <text:p text:style-name="P19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4">and defining </text:span><text:span text:style-name="T64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21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1"/>
      <text:p text:style-name="P27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2"><text:span text:style-name="T56">with <text:s text:c="2"/></text:span><text:span text:style-name="T56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6">defined similarly so that </text:span><text:span text:style-name="T56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6">are defined for jj every j KU apart.</text:span></text:p>
      <text:p text:style-name="P19"/>
      <text:p text:style-name="P21"><text:span text:style-name="T49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8">and <text:s/></text:span><text:span text:style-name="T48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8">defined as:</text:span></text:p>
      <text:p text:style-name="P21"/>
      <text:p text:style-name="P21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5"><text:s/></text:span></text:p>
      <text:p text:style-name="P64">results in the second equation as</text:p>
      <text:p text:style-name="P19"/>
      <text:p text:style-name="P19"><text:soft-page-break/><text:span text:style-name="T14"><text:s/></text:span><text:span text:style-name="T14"><draw:frame draw:style-name="fr1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0"/>
      <text:p text:style-name="P20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0"/>
      <text:p text:style-name="P20"><draw:frame draw:style-name="fr1" draw:name="Object25" text:anchor-type="as-char" svg:y="-0.2008in" svg:width="1.7965in" svg:height="0.2728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68"><draw:frame draw:style-name="fr1" draw:name="Object26" text:anchor-type="as-char" svg:y="-0.2008in" svg:width="2.322in" svg:height="0.2736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0">which are solved every j<text:span text:style-name="T66">j</text:span>, reducing the number of equations by <text:span text:style-name="T47">(m-1)</text:span> <text:span text:style-name="T49">each iteration with <text:s/></text:span><text:span text:style-name="T33"><draw:frame draw:style-name="fr1" draw:name="Object56" text:anchor-type="as-char" svg:y="-0.2937in" svg:width="1.5654in" svg:height="0.5256in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2">circul</text:span><text:span text:style-name="T43">ar permutation</text:span><text:span text:style-name="T42"> </text:span><text:span text:style-name="T39">matrix and </text:span><text:span text:style-name="T39"><draw:frame draw:style-name="fr1" draw:name="Object57" text:anchor-type="as-char" svg:y="-0.1626in" svg:width="0.528in" svg:height="0.2319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4">(m-1)/2x(m-1)/2</text:span><text:span text:style-name="T39"> identity matrix. </text:span></text:p>
      <text:p text:style-name="P30"/>
      <text:p text:style-name="P35"/>
      <text:p text:style-name="P37">At the center of the <text:span text:style-name="T66">system </text:span>matrix, if modulo(n,m-<text:span text:style-name="T17">1</text:span>) <text:span text:style-name="T58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9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29">so that the final inner values are given by</text:p>
      <text:p text:style-name="P36"/>
      <text:p text:style-name="P38"><draw:frame draw:style-name="fr1" draw:name="Object38" text:anchor-type="as-char" svg:y="-0.2008in" svg:width="2.7866in" svg:height="0.2736in" draw:z-index="6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2">for the last 2*(m-1) values. <text:s/>More generally, i</text:span>f </text:p>
      <text:p text:style-name="P38">modulo(n,m-<text:span text:style-name="T50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1"/>
      <text:p text:style-name="P41"><draw:frame draw:style-name="fr1" draw:name="Object28" text:anchor-type="as-char" svg:y="-0.1484in" svg:width="1.7256in" svg:height="0.2091in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9">with <text:s/>j=(n-m-p+2)/2</text:span></text:p>
      <text:p text:style-name="P26"/>
      <text:p text:style-name="P59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7">or </text:span></text:p>
      <text:p text:style-name="P83"/>
      <text:p text:style-name="P83"><draw:frame draw:style-name="fr1" draw:name="Object81" text:anchor-type="as-char" svg:y="-0.211in" svg:width="2.8799in" svg:height="0.2846in" draw:z-index="62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3"/>
      <text:p text:style-name="P83">where <draw:frame draw:style-name="fr1" draw:name="Object79" text:anchor-type="as-char" svg:y="-0.1634in" svg:width="1.1362in" svg:height="0.2244in" draw:z-index="63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4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2"/>
      <text:p text:style-name="P41"><text:span text:style-name="T66">j=(n-m-p+2)/2:</text:span><text:span text:style-name="T66"><draw:frame draw:style-name="fr1" draw:name="Object30" text:anchor-type="as-char" svg:y="-0.2807in" svg:width="4.0299in" svg:height="0.5346in" draw:z-index="6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8"/>
      <text:p text:style-name="P39"/>
      <text:p text:style-name="P47">In general, then, the algorithm consists of computing the matrix and vector every (m-1) sets of rows with</text:p>
      <text:p text:style-name="P17"/>
      <text:p text:style-name="P17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7"><text:soft-page-break/></text:p>
      <text:p text:style-name="P49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51">for</text:span> <text:span text:style-name="T37">n/(m-1) number of times. (integer division)</text:span></text:p>
      <text:p text:style-name="P47"/>
      <text:p text:style-name="P50"><text:span text:style-name="T46">then computing the m-1+p central values needing only </text:span><text:span text:style-name="T39"><draw:frame draw:style-name="fr1" draw:name="Object70" text:anchor-type="as-char" svg:y="-0.1634in" svg:width="0.4138in" svg:height="0.2236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9"/>
      <text:p text:style-name="P43"><draw:frame draw:style-name="fr1" draw:name="Object29" text:anchor-type="as-char" svg:y="-0.211in" svg:width="3.302in" svg:height="0.2846in" draw:z-index="7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83">or </text:p>
      <text:p text:style-name="P83"/>
      <text:p text:style-name="P83"><draw:frame draw:style-name="fr1" draw:name="Object76" text:anchor-type="as-char" svg:y="-0.211in" svg:width="2.8799in" svg:height="0.2846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3"/>
      <text:p text:style-name="P83">where <draw:frame draw:style-name="fr1" draw:name="Object77" text:anchor-type="as-char" svg:y="-0.1634in" svg:width="1.1362in" svg:height="0.2244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5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50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Once the center values are known the stored matrices<text:span text:style-name="T1"><draw:frame draw:style-name="fr1" draw:name="Object12" text:anchor-type="as-char" svg:y="-0.1634in" svg:width="0.2807in" svg:height="0.2236in" draw:z-index="77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9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3">using </text:span><text:span text:style-name="T53"><draw:frame draw:style-name="fr1" draw:name="Object67" text:anchor-type="as-char" svg:y="-0.1634in" svg:width="1.4909in" svg:height="0.2362in" draw:z-index="8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3">.</text:span></text:p>
      <text:p text:style-name="P47"/>
      <text:p text:style-name="P4">In general, an m-point equation, <text:span text:style-name="T3">with m-odd</text:span>, can be written:</text:p>
      <text:p text:style-name="P4"/>
      <text:p text:style-name="P4"><draw:frame draw:style-name="fr1" draw:name="Object5" text:anchor-type="as-char" svg:y="-0.2807in" svg:width="1.9098in" svg:height="0.4484in" draw:z-index="47"><draw:object xlink:href="./Object 10" xlink:type="simple" xlink:show="embed" xlink:actuate="onLoad"/><draw:image xlink:href="./ObjectReplacements/Object 10" xlink:type="simple" xlink:show="embed" xlink:actuate="onLoad"/><svg:desc>formula</svg:desc></draw:frame><text:s/><text:span text:style-name="T3">in contrast with </text:span><text:span text:style-name="T3"><draw:frame draw:style-name="fr1" draw:name="Object4" text:anchor-type="as-char" svg:y="-0.2807in" svg:width="0.9638in" svg:height="0.4484in" draw:z-index="4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5"/>
      <text:p text:style-name="P55">or</text:p>
      <text:p text:style-name="P4"/>
      <text:p text:style-name="P4"><draw:frame draw:style-name="fr1" draw:name="Object3" text:anchor-type="as-char" svg:y="-0.2898in" svg:width="2.5472in" svg:height="0.4665in" draw:z-index="49"><draw:object xlink:href="./Object 12" xlink:type="simple" xlink:show="embed" xlink:actuate="onLoad"/><draw:image xlink:href="./ObjectReplacements/Object 12" xlink:type="simple" xlink:show="embed" xlink:actuate="onLoad"/><svg:desc>formula</svg:desc></draw:frame>or <draw:frame draw:style-name="fr1" draw:name="Object82" text:anchor-type="as-char" svg:y="-0.2807in" svg:width="2.1957in" svg:height="0.4484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where the AB matrix is m x n, with n the number of points, <text:span text:style-name="T66">similar to </text:span>the general LAPACK band matrix (https://www.netlib.org/lapack/lug/node124.html) notation:</text:p>
      <text:p text:style-name="P56"/>
      <text:p text:style-name="P46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6"/>
      <text:p text:style-name="P67">or, generalizing when we allow wrapping the periodic coefficients</text:p>
      <text:p text:style-name="P67"/>
      <text:p text:style-name="P67"><draw:frame draw:style-name="fr1" draw:name="Object55" text:anchor-type="as-char" svg:y="-0.152in" svg:width="4.7118in" svg:height="0.2134in" draw:z-index="7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5"/>
      <text:p text:style-name="P58">In the nonperiodic banded matrix, the coefficients AB(i,j)=0 when i+j-(m+1)/2 is &lt; 1 or &gt; n.</text:p>
      <text:p text:style-name="P62">With the above definition of AB[i,j] we have the square (i x k) for each j matrices:</text:p>
      <text:p text:style-name="P16"/>
      <text:p text:style-name="P16"><text:soft-page-break/><draw:frame draw:style-name="fr1" draw:name="Object63" text:anchor-type="as-char" svg:y="-0.3484in" svg:width="4.928in" svg:height="0.6366in" draw:z-index="51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/>
      <text:p text:style-name="P16"/>
      <text:p text:style-name="P15"><draw:frame draw:style-name="fr1" draw:name="Object64" text:anchor-type="as-char" svg:y="-0.3484in" svg:width="4.898in" svg:height="0.6366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/>
      <text:p text:style-name="P15"><draw:frame draw:style-name="fr1" draw:name="Object65" text:anchor-type="as-char" svg:y="-0.3484in" svg:width="4.3516in" svg:height="0.6366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5"/>
      <text:p text:style-name="P62"/>
      <text:p text:style-name="P69"><text:span text:style-name="T57">T</text:span>he last Cj<text:span text:style-name="T66">j</text:span> and Pj<text:span text:style-name="T66">j</text:span> are (m-1+p<text:span text:style-name="T57">)</text:span> x (m-1<text:span text:style-name="T57">+</text:span>p<text:span text:style-name="T57">)</text:span>, <text:span text:style-name="T57">which means the last </text:span><text:span text:style-name="T57"><draw:frame draw:style-name="fr1" draw:name="Object62" text:anchor-type="as-char" svg:y="-0.1634in" svg:width="0.2591in" svg:height="0.2236in" draw:z-index="71"><draw:object xlink:href="./Object 62" xlink:type="simple" xlink:show="embed" xlink:actuate="onLoad"/><draw:image xlink:href="./ObjectReplacements/Object 62" xlink:type="simple" xlink:show="embed" xlink:actuate="onLoad"/></draw:frame></text:span><text:span text:style-name="T57">is also </text:span>(m-1+p<text:span text:style-name="T57">)</text:span> x (m-1<text:span text:style-name="T57">+</text:span>p<text:span text:style-name="T57">). In combination we define CjL</text:span></text:p>
      <text:p text:style-name="P69"/>
      <text:p text:style-name="P69"/>
      <text:p text:style-name="P62"><draw:frame draw:style-name="fr1" draw:name="Object35" text:anchor-type="as-char" svg:y="-0.2402in" svg:width="5.2181in" svg:height="0.4209in" draw:z-index="7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2"/>
      <text:p text:style-name="P15">Copyright (c) 2021 <text:s text:c="2"/>Anthony M de Beus</text:p>
      <text:p text:style-name="P15"/>
      <text:p text:style-name="P15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3-30T12:11:12.977571537</dc:date>
    <meta:editing-duration>P3DT21H39M59S</meta:editing-duration>
    <meta:editing-cycles>89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82" meta:page-count="8" meta:paragraph-count="106" meta:word-count="808" meta:character-count="4580" meta:non-whitespace-character-count="3766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m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sub>
              <mi>z</mi>
              <mrow>
                <mi>i</mi>
                <mo stretchy="false">+</mo>
                <mi>j</mi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</mrow>
      <mo stretchy="false">=</mo>
      <msub>
        <mi>b</mi>
        <mi>j</mi>
      </msub>
    </mrow>
    <annotation encoding="StarMath 5.0">sum from i=1 to i= m {AB(i,j )*z_{ i+j-(m+1)/2 }}=b_{ j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row>
                <mo stretchy="false">−</mo>
                <mrow>
                  <mo fence="true" stretchy="false">(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/</mo>
              <mn>2</mn>
            </mrow>
          </mrow>
          <mrow>
            <mi>i</mi>
            <mo stretchy="false">=</mo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o stretchy="false">/</mo>
              <mn>2</mn>
            </mrow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  <mo stretchy="false">+</mo>
                    <mi>i</mi>
                  </mrow>
                  <mi>,</mi>
                  <mi>j</mi>
                </mrow>
              </mrow>
              <mo fence="true" stretchy="false">)</mo>
            </mrow>
            <mo stretchy="false">∗</mo>
            <msub>
              <mi>z</mi>
              <mrow>
                <mi>i</mi>
                <mo stretchy="false">+</mo>
                <mi>j</mi>
              </mrow>
            </msub>
          </mrow>
        </mrow>
      </mrow>
      <mo stretchy="false">=</mo>
      <msub>
        <mi>b</mi>
        <mi>j</mi>
      </msub>
    </mrow>
    <annotation encoding="StarMath 5.0">sum from{i=-(m-1)/2} to{i=(m-1)/2}{AB( (m+1)/2 + i,j )*z_{ i+j }}=b_{ j }  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stretchy="false">)</mo>
            </mrow>
            <mo stretchy="false">∗</mo>
            <msub>
              <mi>z</mi>
              <mrow>
                <mi>i</mi>
                <mo stretchy="false">+</mo>
                <mi>j</mi>
              </mrow>
            </msub>
          </mrow>
        </mrow>
      </mrow>
      <mo stretchy="false">=</mo>
      <msub>
        <mi>b</mi>
        <mi>j</mi>
      </msub>
    </mrow>
    <annotation encoding="StarMath 5.0">sum from{i=-KU} to{i=KU}{AB( KU+1 + i,j )*z_{ i+j }}=b_{ j }  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